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3.13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ANNOTATIONS.$A$1:.$A$3])" table:allow-empty-cell="true" table:display-list="unsorted" table:base-cell-address="b01.B2">
          <table:error-message table:message-type="stop" table:display="true"/>
        </table:content-validation>
      </table:content-validations>
      <table:table table:name="b0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0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02" table:style-name="ta1"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0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59]+1" office:value-type="float" office:value="58" calcext:value-type="float">
            <text:p>5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0]+1" office:value-type="float" office:value="59" calcext:value-type="float">
            <text:p>5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1]+1"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2]+1"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3]+1"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4]+1" office:value-type="float" office:value="63" calcext:value-type="float">
            <text:p>6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5]+1"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6]+1" office:value-type="float" office:value="65" calcext:value-type="float">
            <text:p>6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7]+1"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01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1]+1"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2]+1" office:value-type="float" office:value="71" calcext:value-type="float">
            <text:p>7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72" calcext:value-type="float">
            <text:p>7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4]+1" office:value-type="float" office:value="73" calcext:value-type="float">
            <text:p>7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5]+1" office:value-type="float" office:value="74" calcext:value-type="float">
            <text:p>74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6]+1" office:value-type="float" office:value="75" calcext:value-type="float">
            <text:p>75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7]+1" office:value-type="float" office:value="76" calcext:value-type="float">
            <text:p>76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8]+1" office:value-type="float" office:value="77" calcext:value-type="float">
            <text:p>77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table:formula="of:=[.A79]+1" office:value-type="float" office:value="78" calcext:value-type="float">
            <text:p>78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table:formula="of:=[.A80]+1" office:value-type="float" office:value="79" calcext:value-type="float">
            <text:p>79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 table:number-rows-repeated="64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0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2" table:number-rows-repeated="81">
          <table:table-cell/>
          <table:table-cell table:content-validation-name="val1" table:number-columns-repeated="2"/>
          <table:table-cell table:number-columns-repeated="1021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OTATIONS" table:style-name="ta1">
        <table:table-column table:style-name="co7" table:default-cell-style-name="Default"/>
        <table:table-row table:style-name="ro3">
          <table:table-cell office:value-type="string" calcext:value-type="string">
            <text:p>ON_GROUND</text:p>
          </table:table-cell>
        </table:table-row>
        <table:table-row table:style-name="ro3">
          <table:table-cell office:value-type="string" calcext:value-type="string">
            <text:p>IN_THE_AIR</text:p>
          </table:table-cell>
        </table:table-row>
        <table:table-row table:style-name="ro3">
          <table:table-cell office:value-type="string" calcext:value-type="string">
            <text:p>NOT_IN_FR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/00/00</text:date>, <text:time style:data-style-name="N2" text:time-value="08:45:24.2069621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31:57.634000000</meta:creation-date>
    <dc:date>2018-04-12T09:24:36.512980008</dc:date>
    <meta:editing-duration>PT13H51M28S</meta:editing-duration>
    <meta:editing-cycles>86</meta:editing-cycles>
    <meta:generator>LibreOffice/4.3.3.2$Linux_X86_64 LibreOffice_project/430m0$Build-2</meta:generator>
    <dc:creator>aiporre </dc:creator>
    <meta:document-statistic meta:table-count="9" meta:cell-count="1359" meta:object-count="0"/>
  </office:meta>
</office:document-meta>
</file>